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1457f4" officeooo:paragraph-rsid="001457f4"/>
    </style:style>
    <style:style style:name="P2" style:family="paragraph" style:parent-style-name="Standard">
      <style:paragraph-properties fo:text-align="start" style:justify-single-word="false"/>
      <style:text-properties officeooo:rsid="001457f4" officeooo:paragraph-rsid="001457f4"/>
    </style:style>
    <style:style style:name="P3" style:family="paragraph" style:parent-style-name="Standard">
      <style:paragraph-properties fo:text-align="center" style:justify-single-word="false"/>
      <style:text-properties officeooo:rsid="001457f4" officeooo:paragraph-rsid="001457f4"/>
    </style:style>
    <style:style style:name="P4" style:family="paragraph" style:parent-style-name="Standard" style:list-style-name="L1">
      <style:paragraph-properties fo:text-align="start" style:justify-single-word="false"/>
      <style:text-properties officeooo:rsid="001457f4" officeooo:paragraph-rsid="001457f4"/>
    </style:style>
    <style:style style:name="P5" style:family="paragraph" style:parent-style-name="Standard" style:list-style-name="L2">
      <style:paragraph-properties fo:text-align="start" style:justify-single-word="false"/>
      <style:text-properties officeooo:rsid="001457f4" officeooo:paragraph-rsid="001457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Spirit Hunter</text:p>
      <text:p text:style-name="P1">Max Daniels, Mike Harris, Daniel Phillips</text:p>
      <text:p text:style-name="P1">4/20/2018</text:p>
      <text:p text:style-name="P1"/>
      <text:p text:style-name="P1"/>
      <text:p text:style-name="P3">UX Feedback</text:p>
      <text:p text:style-name="P2"/>
      <text:p text:style-name="P2">Methods of User Feedback:</text:p>
      <text:list xml:id="list1034938224" text:style-name="L1">
        <text:list-item>
          <text:p text:style-name="P4">Informal Interview</text:p>
        </text:list-item>
        <text:list-item>
          <text:p text:style-name="P4">Individual Interview</text:p>
        </text:list-item>
        <text:list-item>
          <text:p text:style-name="P4">Anonymous Feedback</text:p>
        </text:list-item>
      </text:list>
      <text:p text:style-name="P2"/>
      <text:p text:style-name="P2">Dispersed Artifacts:</text:p>
      <text:list xml:id="list3608734755" text:style-name="L2">
        <text:list-item>
          <text:p text:style-name="P5">Mock up sketches of product</text:p>
        </text:list-item>
        <text:list-item>
          <text:p text:style-name="P5">Concept Art</text:p>
        </text:list-item>
        <text:list-item>
          <text:p text:style-name="P5">Presentation Slideshow</text:p>
        </text:list-item>
      </text:list>
      <text:p text:style-name="P2"/>
      <text:p text:style-name="P2">Quantity and Quality of Feedback</text:p>
      <text:p text:style-name="P2"><text:tab/></text:p>
      <text:p text:style-name="P2"><text:tab/>So far via a Discord set up for purposes of having a testing base there have been 9 users to gather information from.</text:p>
      <text:p text:style-name="P2"><text:tab/>5 have responded to the initial presentation, mostly affably but with looking for something more concrete. One user dispensed information to a family member who was in the games industry who voiced interest in seeing more, but that it was not as clearly stated as possibly in the presentation. However, he noted that it was better than his college capstone course. This will be taken into consid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0:45:00.982000000</meta:creation-date>
    <meta:editing-duration>PT17S</meta:editing-duration>
    <meta:editing-cycles>2</meta:editing-cycles>
    <meta:generator>LibreOffice/5.4.2.2$Windows_x86 LibreOffice_project/22b09f6418e8c2d508a9eaf86b2399209b0990f4</meta:generator>
    <dc:date>2018-04-23T10:45:16.835000000</dc:date>
    <meta:document-statistic meta:table-count="0" meta:image-count="0" meta:object-count="0" meta:page-count="1" meta:paragraph-count="16" meta:word-count="134" meta:character-count="801" meta:non-whitespace-character-count="685"/>
  </office:meta>
</office:document-meta>
</file>